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name-complex="Calibri1" style:font-size-complex="12pt"/>
    </style:style>
    <style:style style:name="P2" style:family="paragraph" style:parent-style-name="Standard">
      <style:text-properties style:font-name="Times New Roman" fo:font-size="18pt" style:text-underline-style="solid" style:text-underline-width="auto" style:text-underline-color="font-color" style:font-size-asian="18pt" style:font-name-complex="Times New Roman1"/>
    </style:style>
    <style:style style:name="P3" style:family="paragraph" style:parent-style-name="Standard">
      <style:paragraph-properties fo:background-color="#c0c0c0">
        <style:background-image/>
      </style:paragraph-properties>
    </style:style>
    <style:style style:name="P4" style:family="paragraph" style:parent-style-name="No_20_Spacing">
      <style:paragraph-properties fo:text-align="justify" style:justify-single-word="false">
        <style:tab-stops>
          <style:tab-stop style:position="4.2882in"/>
        </style:tab-stops>
      </style:paragraph-properties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b050" style:font-name="Times New Roman" fo:font-size="14pt" style:font-size-asian="14pt" style:font-size-complex="14pt"/>
    </style:style>
    <style:style style:name="T3" style:family="text">
      <style:text-properties style:font-name="Times New Roman" fo:font-size="18pt" style:text-underline-style="solid" style:text-underline-width="auto" style:text-underline-color="font-color" style:font-size-asian="18pt" style:font-name-complex="Times New Roman1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ff0000" style:text-position="super 58%" fo:font-size="14pt" style:font-size-asian="14pt" style:font-size-complex="14pt"/>
    </style:style>
    <style:style style:name="T6" style:family="text">
      <style:text-properties fo:font-size="10pt" style:font-size-asian="10pt" style:font-name-complex="Times New Roman1" style:font-size-complex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Calibri" fo:font-size="12pt" style:font-size-asian="12pt" style:font-name-complex="Calibri1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000000" draw:stroke-linejoin="round" draw:fill="none" fo:min-height="0.000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012in" svg:height="0.0012in" svg:x="1.928in" svg:y="0.2555in"><text:p/><draw:enhanced-geometry svg:viewBox="0 0 21600 21600" draw:type="mso-spt32" draw:enhanced-path="M 0 0 L 21600 21600 N"/></draw:custom-shape><text:span text:style-name="T1"> MINI PROJECT WORKING PLAN </text:span></text:p>
      <text:p text:style-name="P4"><text:span text:style-name="T2"><text:s text:c="67"/>DURATION -12.12.2012 TO 31.03.2013</text:span></text:p>
      <text:h text:style-name="Heading_20_3" text:outline-level="3"><text:span text:style-name="T4">(CSE:SEM-6</text:span><text:span text:style-name="T5">th</text:span><text:span text:style-name="T4"> :SEC-B)</text:span></text:h>
      <text:h text:style-name="Heading_20_3" text:outline-level="3"><text:span text:style-name="T6"><text:s text:c="10"/>1.VIJAY PRATAP SINGH(Roll-81)GROUP LEADER <text:s text:c="142"/>2.YASHWANT KUMAR SINGH(Roll-87) <text:s text:c="140"/>3.UJJWAL KUMAR (Roll-80) <text:s text:c="148"/>4.TRIPTI KUMARI(Roll-79)</text:span></text:h>
      <text:h text:style-name="Heading_20_3" text:outline-level="3"><text:span text:style-name="T6">Under Guidance Of- Mr. VINOD KUMAR P.P <text:s text:c="132"/></text:span></text:h>
      <text:p text:style-name="Title"><text:span text:style-name="T7"><text:s text:c="24"/></text:span></text:p>
      <text:p text:style-name="Standard"><text:s text:c="24"/>PROJECT PLAN ON WEEKLY BASIS</text:p>
      <text:p text:style-name="Standard"><text:span text:style-name="T8">OUR MINI PROJECT IS DIVIDED INTO THREE PHASE </text:span></text:p>
      <text:p text:style-name="Standard"><text:span text:style-name="T8">1.TO DEVELOP THE SYSTEM TO AUTOMATE THE STUDENT'S EXAM REGISTRATION</text:span></text:p>
      <text:p text:style-name="Standard"><text:span text:style-name="T8">2.THE STUDENT IS ALLOTTED WITH A SEAT IN THE INSTITUTION BASED ON <text:s text:c="3"/>THE TOTAL NUMBER OF STUDENTS APPLIED FOR THE EXAM.</text:span></text:p>
      <text:p text:style-name="P1"><text:span text:style-name="T8">3. THE TEACHER IS ALLOTTED WITH DUTY BASED ON THE NUMBER OF ROOMS ARRANGED FOR EXAMS.</text:span></text:p>
      <text:p text:style-name="Standard"><text:span text:style-name="T8"/></text:p>
      <text:p text:style-name="Standard"><text:span text:style-name="T8">WEEK-1(12.12.2012 TO 17.12.2012) </text:span></text:p>
      <text:p text:style-name="Standard"><text:span text:style-name="T8">DURING THIS PAGE WE UNDERSTAND THE REQUIREMENT OF THE SYSTEM AND FOR THAT PURPOSE WE INSTALL ALL THE BASIC REQUIREMNT LIKE INSTALATION OF THE SOFTWARE. </text:span></text:p>
      <text:p text:style-name="P3"><text:span text:style-name="T8">WEEK -2(17.12.2012 TO 21.12.2012)</text:span></text:p>
      <text:p text:style-name="Standard"><text:span text:style-name="T8">DURING THIS PERIOD WE DESIGN THE DATABASE FOR THE SYSTEM AND CONNECTIVITY OF THE DATABASE WITH THE SOFTWARE. </text:span></text:p>
      <text:p text:style-name="Standard"><text:span text:style-name="T8">22-12-2012 TO 31-12-2012 (X-MAS HOLIDAYS)</text:span></text:p>
      <text:p text:style-name="Standard"><text:span text:style-name="T8">WEEK -3(01-01-2013 TO 06-01-2013)</text:span></text:p>
      <text:p text:style-name="Standard"><text:soft-page-break/><text:span text:style-name="T8">DURING THIS PAGE WE WILL TRY TO COMPLETE THE STUDENT'S INTERFACE FOR SIGN UP, LOGIN FORM AND REGISTRATION FORM FILLING FOR BOTH THE REGULAR AND SUPPLEMENTRY STUDENT .</text:span></text:p>
      <text:p text:style-name="Standard"><text:span text:style-name="T8">WEEK-4(07-01-2012 TO 13-01-2013)</text:span></text:p>
      <text:p text:style-name="Standard"><text:span text:style-name="T8">DURING THIS PERIOD WE WILL TRY TO COMPLETE THE FUNCTIONALITY OF ALL THOSE MODULE WHICH HAS ALREADY DESIGN.</text:span></text:p>
      <text:p text:style-name="Standard"><text:span text:style-name="T8">WEEK-5(14-01-2013 TO 20-01-2013)</text:span></text:p>
      <text:p text:style-name="Standard"><text:span text:style-name="T8">DURING THIS PERIOD REPORT GENERATION OF THE FORM AND CREATE EXCELL FILE FOR THE SECTION OFFICER.</text:span></text:p>
      <text:p text:style-name="Standard"><text:span text:style-name="T8"/></text:p>
      <text:p text:style-name="P1"/>
      <text:p text:style-name="Standard"><text:span text:style-name="T8">WEEK -6(21-01-2013 TO 27-01-2013)</text:span></text:p>
      <text:p text:style-name="Standard"><text:span text:style-name="T8">COMPLETION OF FIRST PHASE AND TESTING WILL BE DONE BY THE CONCERNED FACULTY.</text:span></text:p>
      <text:p text:style-name="P1"/>
      <text:p text:style-name="Standard"><text:span text:style-name="T8">WEEK-7(28-01-2013 TO 03-02-2013)</text:span></text:p>
      <text:p text:style-name="Standard"><text:span text:style-name="T8">STARTING OF THE SECOND PHASE </text:span></text:p>
      <text:p text:style-name="Standard"><text:span text:style-name="T8">DURING THIS PERIOD WE UNDERSTAND THE REQUIREMENT OF THE SYSTEM AND TRY TO IMPLEMENT THE LOGIC FOR THE AUTOMATIC SEATING ARRANGEMENT FOR THE STUDENT.</text:span></text:p>
      <text:p text:style-name="Standard"><text:span text:style-name="T8">WEEK-8(04-02-2013 TO 10-02-2013)</text:span></text:p>
      <text:p text:style-name="Standard"><text:span text:style-name="T8">DURING THIS PERIOD WE WILL TRY TO IMPLEMENT THE LOGIC WITH SOURCE CODE.</text:span></text:p>
      <text:p text:style-name="P1"/>
      <text:p text:style-name="Standard"><text:span text:style-name="T8">WEEK-9(11-02-2013 TO 17-02-2013)</text:span></text:p>
      <text:p text:style-name="Standard"><text:span text:style-name="T8">DURING THIS PHASE REPORT GENERATION OF THE SECOND PHASE.</text:span></text:p>
      <text:p text:style-name="P1"/>
      <text:p text:style-name="Standard"><text:span text:style-name="T8">WEEK-10(18-02-2013 TO 24-02-2013)</text:span></text:p>
      <text:p text:style-name="Standard"><text:soft-page-break/><text:span text:style-name="T8">TESTING OF THE SECOND PHASE WILL BE DONE BY THE CONCERNED FACULTY.</text:span></text:p>
      <text:p text:style-name="P1">BY THIS SECOND PHASE IS OVER.</text:p>
      <text:p text:style-name="Standard"><text:span text:style-name="T8">WEEK-11(25-02-2012 TO 03-03-2013)</text:span></text:p>
      <text:p text:style-name="Standard"><text:span text:style-name="T8">THIRD PHASE IS STARTED DURING THIS PERIOD. WE WILL PROVIDE AN INTERFACE <text:s/>FOR EACH TECHER THROUGH WHICH THEY CAN GET SIGN UP AND LOGIN PAGE THROUGH WHICH HE OR SHE CAN SEE THEIR RESPECTIVE DUTY.</text:span></text:p>
      <text:p text:style-name="Standard"><text:span text:style-name="T8">WEEK-12(04-03-2013 TO 10-03-2013)</text:span></text:p>
      <text:p text:style-name="P1">LOGIC WILL BE IMPLEMENTED FOR THE ALLOTEMENT OF THE DUTY OF EACH FACULTY.</text:p>
      <text:p text:style-name="Standard"><text:span text:style-name="T8">WEEK-13(11-03-2013 TO 17-03-2013)</text:span></text:p>
      <text:p text:style-name="Standard"><text:span text:style-name="T8">REPORT WILL BE GENERATED FOR THE THIRD PHASE <text:s/>AND TESTING FOR THE THIRD PHASE WILL BE DONE BY THE CONCERNED FACULTY. </text:span></text:p>
      <text:p text:style-name="Standard"><text:span text:style-name="T8">WEEK -14(18-03-2013 TO 24-03-2013)</text:span></text:p>
      <text:p text:style-name="Standard"><text:span text:style-name="T8">DURING THIS PERIOD ALL THE THREE MODULE WILL BE COMBINED TOGETHER AND REPORT IS GENERATED.</text:span></text:p>
      <text:p text:style-name="Standard"><text:span text:style-name="T8">WEEK-15(25-03-2013 TO 31-03-2013)</text:span></text:p>
      <text:p text:style-name="Standard"><text:span text:style-name="T8">TESTING OF ENTIRE MODULE WILL BE DONE.</text:span></text:p>
      <text:p text:style-name="Standard"><text:span text:style-name="T8">MAKING THE CHANGES DEMANDED BY THE USER <text:s/>AND BY PROJECT GUIDE AND CO-ORDINATOR.. FINAL SUBMISSION OF THE PROJECT BY THE END OF THE WEEK.</text:span></text:p>
      <text:p text:style-name="P1"/>
      <text:p text:style-name="P1"/>
      <text:p text:style-name="P1"/>
      <text:p text:style-name="Standard"><text:span text:style-name="T3"><text:s/></text:span></text:p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line-height="100%" fo:text-indent="0in" style:auto-text-indent="false"/>
      <style:text-properties style:font-name="Times New Roman" fo:font-size="12pt" style:font-name-asian="SimSun" style:font-size-asian="12pt" style:language-asian="zh" style:country-asian="CN" style:font-name-complex="Times New Roman1" style:font-size-complex="12pt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font-name="Calibri" style:font-name-asian="Times New Roman1" style:font-name-complex="Times New Roman1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>
      <style:text-properties style:font-name="Calibri" style:font-name-asian="Times New Roman1" style:font-name-complex="Times New Roman1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b050" fo:font-size="11pt" fo:font-weight="bold" style:font-size-asian="11pt" style:font-weight-asian="bold" style:font-name-complex="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7083in" fo:text-indent="-0.3752in" fo:margin-left="0.70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0835in" fo:text-indent="-0.75in" fo:margin-left="1.0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835in" fo:text-indent="-0.75in" fo:margin-left="1.08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3335in" fo:text-indent="-1in" fo:margin-left="1.3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3335in" fo:text-indent="-1in" fo:margin-left="1.33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835in" fo:text-indent="-1.25in" fo:margin-left="1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'Times New Roman'" style:font-family-generic="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Times New Roman'" style:font-family-generic="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'Times New Roman'" style:font-family-generic="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'Times New Roman'" style:font-family-generic="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Times New Roman'" style:font-family-generic="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'Times New Roman'" style:font-family-generic="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'Times New Roman'" style:font-family-generic="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Times New Roman'" style:font-family-generic="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3335in" fo:margin-top="0.3335in" fo:margin-bottom="0.3335in" fo:margin-left="0.3335in" fo:margin-right="0.3335in" fo:border="2.24pt solid #00000a" fo:padding="0.666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3335in" fo:margin-top="0.3335in" fo:margin-bottom="0.3335in" fo:margin-left="0.3335in" fo:margin-right="0.3335in" fo:border="2.24pt solid #00000a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</meta:editing-cycles>
    <meta:creation-date>2012-12-19T21:36:57</meta:creation-date>
    <dc:date>2012-12-19T23:45:26</dc:date>
    <meta:editing-duration>PT40M36S</meta:editing-duration>
    <meta:generator>LibreOffice/3.5$Linux_X86_64 LibreOffice_project/350m1$Build-202</meta:generator>
    <meta:document-statistic meta:table-count="0" meta:image-count="0" meta:object-count="0" meta:page-count="4" meta:paragraph-count="46" meta:word-count="445" meta:character-count="3558" meta:non-whitespace-character-count="2454"/>
    <meta:user-defined meta:name="AppVersion">12.0000</meta:user-defined>
    <meta:user-defined meta:name="Company">IB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